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1"/>
    </style:style>
    <style:style style:name="T3" style:family="text">
      <style:text-properties style:font-name="Times New Roman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style:font-name="Times New Roman1" style:text-underline-style="none"/>
    </style:style>
    <style:style style:name="T7" style:family="text">
      <style:text-properties style:font-name="Times New Roman1" style:text-underline-style="solid" style:text-underline-width="auto" style:text-underline-color="font-color"/>
    </style:style>
    <style:style style:name="T8" style:family="text">
      <style:text-properties style:text-line-through-style="solid" style:text-underline-style="none"/>
    </style:style>
    <style:style style:name="T9" style:family="text">
      <style:text-properties style:text-line-through-style="none" style:text-underline-style="none"/>
    </style:style>
    <style:style style:name="T10" style:family="text">
      <style:text-properties style:text-line-through-style="none" style:font-name="Times New Roman1" style:text-underline-style="none"/>
    </style:style>
    <style:style style:name="T11" style:family="text">
      <style:text-properties style:text-line-through-style="none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3_1<text:span text:style-name="T1"> </text:span>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13, FF 3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, Hebrew<text:tab/><text:tab/><text:tab/><text:tab/><text:tab/></text:p>
      <text:p text:style-name="P4">Author of letter<text:tab/><text:tab/><text:tab/><text:tab/>Sabato Morais<text:tab/>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January 1891</text:p>
      <text:p text:style-name="P4">Month<text:tab/><text:tab/><text:tab/><text:tab/><text:tab/><text:tab/>January</text:p>
      <text:p text:style-name="P4">Year<text:tab/><text:tab/><text:tab/><text:tab/><text:tab/><text:tab/>1891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Judaism--History., Azulai, Hayyim Joseph David, 1724-1806.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</text:p>
      <text:p text:style-name="P4">(Synagogue) Sermon<text:tab/></text:p>
      <text:p text:style-name="P4">(Public) Discourse<text:tab/><text:tab/><text:tab/><text:tab/>Y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<text:soft-page-break/>Calling Card</text:p>
      <text:p text:style-name="P4"/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8</text:p>
      <text:p text:style-name="P4">Number of Sheets<text:tab/><text:tab/><text:tab/><text:tab/>8</text:p>
      <text:p text:style-name="P4">Fragment<text:tab/><text:tab/><text:tab/><text:tab/><text:tab/></text:p>
      <text:p text:style-name="P4">Pagination <text:tab/><text:tab/><text:tab/><text:tab/><text:tab/>Y</text:p>
      <text:p text:style-name="P4">Foliation</text:p>
      <text:p text:style-name="P4">Additional Numeration</text:p>
      <text:p text:style-name="P4">Envelope<text:tab/><text:tab/><text:tab/><text:tab/><text:tab/>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Hyam Joseph David Azulai, Israel De Valabronne, Aaron Alfanderi, Hyam Cohen, Jacob Pereyra de Leon</text:p>
      <text:p text:style-name="P4">Additional Places mentioned: Leghorn, Italy</text:p>
      <text:p text:style-name="P4">Additional Dates mentioned: 11 Adar 5566 (1806)</text:p>
      <text:p text:style-name="P4"/>
      <text:p text:style-name="P4">VI. Notes</text:p>
      <text:p text:style-name="P4"/>
      <text:p text:style-name="P4">VII Transcription</text:p>
      <text:p text:style-name="P2">(Symbols: ?=uncertain; []=supplied information; /=end of line)</text:p>
      <text:p text:style-name="P2"/>
      <text:p text:style-name="P2">[Page 1]</text:p>
      <text:p text:style-name="P2">[Hebrew]/ Ladies and Gentlemen <text:s/>It is not improbable that among my hearers,/ there may be found persons who have heard of the Rabbi, on whose/ life-work I intend briefly to speak. <text:s/>Still, I presume that/ to Israelites who hail from Northern Europe, he who will form/ the subject of my remarks is not very generally known./ <text:s/>For notwithstanding that he was a prolific writer, yet his/ productions, with perhaps a single exception, did not spread/ among our brethren whose language is Teutonic or Slavonic in/ its origin. <text:s/>His literary labors are household words mostly/ to scholars among our fellow-believers who live in Moham-/-medan countries, and in a measure also to Italian Jews./ <text:s/>Not because, like our distinguished philosophers and comment-/-ators of the middle ages, he used the Arabic in his compositions,/ or because he was familiar with the idioms of the Tuscans,/ in whose midst he finally took up his abode--for/ Hebrew alone he employed in whatever issued from his pen--,/ but because the tenor of his writings was pietistic, and Russia,/ Poland, Austria, Roumenia, abounded with authors of the/ same mental disposition, mainly bent on the dissemination/ of books ascetic or casuistic in their character./</text:p>
      <text:p text:style-name="P2">I scarcely need say that after the close of that splendid/ era, created in Spain and Portugal by our own celebrities,/ the Jewish world saw but few who occupied themselves/ in the history; the literature; the inner spirit of our religion./ <text:s/>The majority of our Rabbis devoted their attention to the,/ external practices of our faith, and to enforce the strict/ performance thereof, were all their efforts. [Hebrew]/ Hyam Joseph David Azula<text:span text:style-name="T2">ï</text:span><text:span text:style-name="T3"> stands foremost among such/</text:span></text:p>
      <text:p text:style-name="P5"><text:soft-page-break/></text:p>
      <text:p text:style-name="P5">[Page 2]</text:p>
      <text:p text:style-name="P5">Yet it would be unjust to assert that his merit/ consists in having exclusively brought out of the press/ volumes exhorting to acts of devotion. <text:s/>For his travels had/ broadened the regions of his intellect, and he could and did/ direct his ripe thoughts to varied and interesting subjects./ <text:s/></text:p>
      <text:p text:style-name="P5"><text:tab/>Born in 1725 of very pious parents, whose progeni-/-tors had emigrated from Fez of Morocco to Jerusalem, he/ had hardly reached his twentieth year, when his vast/ erudition through the whole range of Talmudical learning,/ won for him the honorable position of President of the/ college in the city of Zion. <text:s/>In that early stage of his life,/ he showed clear signs of a searching mind by a pamphlet/ in which he demonstrated that many a bibliographer blund-/-dered in his statements, by reason of a culpable want of/ historical accuracy. <text:s/>That youthful production, which/ he named <text:span text:style-name="T4">E'lim Dabar</text:span><text:span text:style-name="T5">, is alluded to in other writings sub-/-sequently given to the press, but it is not now extant./ <text:s/>Azula</text:span><text:span text:style-name="T6">ï</text:span><text:span text:style-name="T5"> may not have found the opportunity of transmit-/-ting it to posterity, for it was only in later times when/ he settled abroad, that every facility was afforded him to/ issue many editions of his productions./</text:span></text:p>
      <text:p text:style-name="P5"><text:span text:style-name="T5">In his days the custom of sending a messenger from the/ Holy Land to collect Congregational offerings in aid of the/ poor in Jerusalem was prevalent. <text:s/>At twenty seven years/ of his age, he was commissioned to travel to Italy, France,/ Germany and Holland in quest of assistance for his/ townsmen in a state of destitution. <text:s/>That circumstance/ afforded him the occasion of coming in contact with/</text:span></text:p>
      <text:p text:style-name="P5"><text:span text:style-name="T5"/></text:p>
      <text:p text:style-name="P5"><text:span text:style-name="T5">[Page 3]</text:span></text:p>
      <text:p text:style-name="P5"><text:span text:style-name="T5">erudite persons and of vising rare libraries. <text:s/>It is related/ that while in Paris, queen Marie Antoinette, the ill-fated con-/-sort of Louis XVI, saw him pass. <text:s/>His handsome appear-/-ance, heightened by a fine Oriental costume, attracted/ her attention. <text:s/>She inquired about his nationality and the/ object of his temporary sojourn in the capital of France./ <text:s/>Gratified at what was told her, she sent for Rabbi Azula</text:span><text:span text:style-name="T6">ï</text:span><text:span text:style-name="T5">,/ requested him to bless her child--the Dauphin--and gave/ permission that he might remain two hours a day for a/ certain period at the Royal library. <text:s/>There he met Rabbi/ Israel De Valabronne, librarian and interpreter (Dragoman)/ to the King of France. <text:s/>The learned man showed our Rabbi/ about twenty five thousand manuscripts in a variety of/ languages, and among them five thousand by Jewish authors./</text:span></text:p>
      <text:p text:style-name="P5"><text:span text:style-name="T5"><text:tab/>Proceeding to Germany, where he received a hearty wel-/-come as due to his personal character and vast knowledge,/ he was made specially welcome at the house of Ezekiel/ Landau--the famous author of </text:span><text:span text:style-name="T4">Nodang BiYudah</text:span><text:span text:style-name="T5">,--on/ Rabbinical queries and responses. <text:s/>The wife of the celebrated/ host, belonged to that class of women, not at all/ rare in the last century, but almost extinct in ours. <text:s/>She/ possessed more than an ordinary acquaintance with our/ literature, so that when Azula</text:span><text:span text:style-name="T6">ï</text:span><text:span text:style-name="T5"> put a question to Landau,/ she gave its solution in German to her husband, who repeated/ it to his guest. <text:s/>The latter, who had understood his host-/-ess, promptly said: "A woman has conquered." [Hebrew]/ <text:s/>The first mission of the Palestinian Rabbi to Europe/ proved quite successful, and the messenger returned/ home enriched with the experience of men, of books, and/</text:span></text:p>
      <text:p text:style-name="P5"><text:span text:style-name="T5"/></text:p>
      <text:p text:style-name="P5"><text:span text:style-name="T5">[Page 4]</text:span></text:p>
      <text:p text:style-name="P5"><text:span text:style-name="T5">languages. <text:s/>His ascetic nature led him to change his/ habitation from Jerusalem to Hebron. <text:s/>To that city had migrated/ two Israelites of high repute--Aaron Alfanderi and Hyam/ Cohen, who had sought to rest their bones where the pa-/-triarchs had found a grave. <text:s/>With those two he plunged/ into Kabbalistical depths, which he had already sound-/-ed before. <text:s/>All that have read his multifarious works,/ will at once discover that each of them is tinctured with/ notions drawn from the </text:span><text:span text:style-name="T4">Zohar</text:span><text:span text:style-name="T5"> and subsequent books of/ the Luria, the Cordovero and the Vital schools./</text:span></text:p>
      <text:p text:style-name="P5"><text:span text:style-name="T5">To the praise of Azula</text:span><text:span text:style-name="T6">ï</text:span><text:span text:style-name="T5">, it must be said that although/ thoroughly embued with the idea that Judaism rests/ on Kabbalistical foundations, and that it must fall/ when those are removed, nevertheless he did not coerce/ others into his views; he tried to win them over to his/ side by persuasive gentleness. <text:s/>Witness, his dispassionate/ remarks against Jacob Amdea, who assailed the citadel/ of Zoharism, </text:span><text:soft-page-break/><text:span text:style-name="T5">following in the wake of Leon De Modena/ in his </text:span><text:span text:style-name="T4">Ari Nohem</text:span><text:span text:style-name="T5"> and other anti-Kabbalists. <text:s/>Azula</text:span><text:span text:style-name="T6">ï</text:span><text:span text:style-name="T5">/ was a man of deep rooted convictions, and his contact with/ many who did not share his views failed to influence/ his conduct./</text:span></text:p>
      <text:p text:style-name="P5"><text:span text:style-name="T5">In 1770, the Hebron Congregations, relying on his ability/ to stir up among our brethren everywhere a wish to/ hasten to the help of multitudes who flocked to that/ city, in what was considered then a holy pilgrimage,/ and to encourage their spending their remaining years/ in studies and prayers, begged that he would travel/ through Turkey, go to Asia Minor, visit the Grecian/</text:span></text:p>
      <text:p text:style-name="P5"><text:span text:style-name="T5"/></text:p>
      <text:p text:style-name="P5"><text:span text:style-name="T5">[Page 5]<text:line-break/>Isles, stop at London, and collect the free will offerings/ of Israelites, who had at heart the welfare of Zion. <text:s/>In/ the metropolis of Great Britain he experienced the satis-/-faction of meeting one of his teachers, Rabbi Jacob Kimchi,/ a scion of the celebrated family that enriched our literature/ with Biblical expositions, Grammars and Lexicons and poetical/ effusions. <text:s/>How long Azula</text:span><text:span text:style-name="T6">ï</text:span><text:span text:style-name="T5"> remained away from/ Western Asia it is uncertain, but having returned there,/ he appeared to yearn for Europe, and notably for an/ Italian city, which had shown him exceptional reverence./ <text:s/>Having lost a married daughter, and having sent a son/ of his to Poland, where Talmudism flourished, he settled/ himself at Leghorn in Tuscan Italy, and from thence he/ habitually forwarded the annual contributions obtained in/ aid of the Holy Land./</text:span></text:p>
      <text:p text:style-name="P5"><text:span text:style-name="T5">At Leghorn he was afforded all facilities for publishing/ his works at the expense of pious Jews who abounded/ there at the time. <text:s/>Particularly a certain Jacob Pereyra/ de Leon, made the Rabbi welcome in his house, supplying/ all his wants, providing the prescribed number with whom/ daily to offer prayers, and sparing no means to render/ his stay pleasant and promotive of his literary interests./ <text:s/>To that Maecenas Azula</text:span><text:span text:style-name="T6">ï</text:span><text:span text:style-name="T5"> dedicated one of his books on rules/ of piety called </text:span><text:span text:style-name="T4">Mor</text:span><text:span text:style-name="T7">é</text:span><text:span text:style-name="T4"> Be Ezbang</text:span><text:span text:style-name="T5">. <text:s/>Twenty five years/ he passed away tranquilly in the favorite occupation of/ writing, correcting proofs, answering religious questions con-/-cerning which he was consulted, and carrying on a far-/</text:span></text:p>
      <text:p text:style-name="P5"><text:span text:style-name="T5"/></text:p>
      <text:p text:style-name="P5"><text:span text:style-name="T5">[Page 6]</text:span></text:p>
      <text:p text:style-name="P5"><text:span text:style-name="T5">extended correspondence with the learned of his time./</text:span></text:p>
      <text:p text:style-name="P5"><text:span text:style-name="T5">G. B. De Rossi, the librarian of the Duchess of Parma, author/ of the Dictionary of Hebrew writers, alluding to an ancestor of/ the subject of my remarks, said: "The grand son is now at/ Leghorn enjoying a far advanced age, and shedding lustre on/ his lineage by his productions, notably his biographies, en-/-titled </text:span><text:span text:style-name="T4">Shem Ha-Geodolim</text:span><text:span text:style-name="T5">"./</text:span></text:p>
      <text:p text:style-name="P5"><text:span text:style-name="T5">Rabbi Azula</text:span><text:span text:style-name="T6">ï</text:span><text:span text:style-name="T5"> who held divine services with the requisite num-/-ber in his dwelling every day of the year, did not attend/ public worship elsewhere, but the tradition at Leghorn is/ that the single exception was on the penitential Sabbath./ <text:s/>Then he preached in the largest Synagogue, built by the descend-/-ants of the refugees of Spain and Portugal. <text:s/>An immense/ concourse of people, anxious to hear his pulpit teachings/ and admonitions, divided into two rows accompanied him/ from the door of his house to that of the synagogue. <text:s/>He/ walked in the middle, and his venerable looks attracted uni-/-versal attention. <text:s/>More than four score years/ had he lived, when on the 11th day of Adar 5566-1806-/ he departed from earht, receiving the encomiums of the learned/ from near and from far. <text:s/>Joseph David Zuidheim, noted/ for his writings and for his having participated in the ce-/-lebrated Sanhedrin convened by Napoleon Bonaparte, pro-/-nounced a eulogy form the text "Out of Zion proceeds instruc-/-tion, and the word of the Lord from Jerusalem," in refe-/-rence to the birth place of the distinguished deceased and to/ his immense erudition./</text:span></text:p>
      <text:p text:style-name="P5"><text:span text:style-name="T5">Candor compels that I shall say how among fifty/ books of larger or smaller size, which issued from the/</text:span></text:p>
      <text:p text:style-name="P5"><text:span text:style-name="T5"/></text:p>
      <text:p text:style-name="P5"><text:span text:style-name="T5">[Page 7]</text:span></text:p>
      <text:p text:style-name="P6"><text:span text:style-name="T5">pen of our author, only that which he divided into/ three parts, and called </text:span><text:span text:style-name="T4">Shem Ha-Gedolim</text:span><text:span text:style-name="T5"> possesses </text:span><text:soft-page-break/><text:span text:style-name="T5">much/ interest; the subjects of all the others have a limited value,/ and the style lacks that simplicity which affords pleasure/ to the reader and enchains his attention. <text:s/>The morality of/ Azula</text:span><text:span text:style-name="T6">ï</text:span><text:span text:style-name="T5">'s teaching is unexceptionable; the sincerity of his/ belief undoubted, but that vein of Kabbalism running/ through all, and that strained diction which requires study/ to comprehend, detract greatly from the merit of the compositions./ <text:s/>His manner of writing has found apologists among persons/ who are fond of </text:span><text:span text:style-name="T4">double entendre</text:span><text:span text:style-name="T5">, and </text:span><text:span text:style-name="T4">Jeu de mots</text:span><text:span text:style-name="T5">, to which/ the Hebrew language lends itself greatly, but pursuits and/ the lovers of plain and clear expressions, cannot but regret/ that confusion and obscurity which characterize the general/ compositions of Azula</text:span><text:span text:style-name="T6">ï</text:span><text:span text:style-name="T5">. <text:s/>Still, a man who weilded[sic!] a pen/ surpassingly flowing; a man who did not subscribe/ to the ideas running through the Palestenian Rabbi's works,/ wrote a poem to his honor, because he held in high esti-/-mation the character and scholarship of the deceased, and/ recognized his sterling piety and goodness. <text:s/>Isaac Samuel/ Reggi of Gorizia inserted in 1825 in an Annual pu-/-blished at Vienna, and termed </text:span><text:span text:style-name="T4">Bickur</text:span><text:span text:style-name="T7">è</text:span><text:span text:style-name="T4"> A'ittim</text:span><text:span text:style-name="T5">, a poem/ which begins thus: "Soul, temple of all good, </text:span><text:span text:style-name="T8">crown</text:span><text:span text:style-name="T9"> completion of/ </text:span><text:span text:style-name="T8">beauty</text:span><text:span text:style-name="T9"> sublimity, that since form the vale of grief thou hast departed,/ among archangels thy throne has been uplifted, a celestial/ robe, a crown of joy enhance thy splendid beauty."/ <text:s/>And in this strain the poet proceeds to depict the loos/ which Judaism met by the demise of one so profoundly/</text:span></text:p>
      <text:p text:style-name="P6"><text:span text:style-name="T9"/></text:p>
      <text:p text:style-name="P6"><text:span text:style-name="T9">[Page 8]</text:span></text:p>
      <text:p text:style-name="P6"><text:span text:style-name="T9">devout and widely learned./</text:span></text:p>
      <text:p text:style-name="P6"><text:span text:style-name="T9">I have said that the moral imparting of Azula</text:span><text:span text:style-name="T10">ï</text:span><text:span text:style-name="T9"> was fault-/-less and I cannot close my lecture more fittingly than by/ offering a specimen of the high standard of his tuition./ <text:s/>In one of his multifarious works, called </text:span><text:span text:style-name="T11">Berith Olam</text:span><text:span text:style-name="T9">, which/ is a running comment to </text:span><text:span text:style-name="T11">Sepher Ha-Chassidim</text:span><text:span text:style-name="T9"> by Rabbi/ Judah son of Samuel who lived in France early in the/ thirteenth century, Azula</text:span><text:span text:style-name="T10">ï</text:span><text:span text:style-name="T9"> writes: "Let man acquire the/ habit of refusing to accept money whenever the receiving/ of it may possibly eventuate in the profanation of/ the name of God. <text:s/>It is unnecessary to say that such/ a course must be adopted, when so unholy a result/ will surely follow. <text:s/>Thus, by way of illustration, people/ will censure teachers of religion, who show by their action/ that gain is their principal object. <text:s/>And the contempt/ felt for the greedy and the covetous, will be experienced/ for the faith they represent, and occasion a disobedience/ of the precepts. <text:s/>Let him therefore who fears the Lord,/ be extremely watchful, so as to remove a shadow/ of suspicion against his character, which might/ reflect dishonor on our belief; let him put his full/ trust in the Lord and confide in His Providence."/ <text:s/>[Hebrew]/</text:span></text:p>
      <text:p text:style-name="P6"><text:span text:style-name="T9"/></text:p>
      <text:p text:style-name="P6"><text:span text:style-name="T9">(This lecture, delivered before "the Hebrew Literature Society" in Jan./ 1891, was greatly enlarged upon and somewhat embelished[sic!] in diction, during/ its delivery)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3T15:34:42.57</meta:creation-date>
    <dc:date>2013-01-24T13:41:26.70</dc:date>
    <meta:editing-duration>PT2H41M48S</meta:editing-duration>
    <meta:editing-cycles>2</meta:editing-cycles>
    <meta:generator>OpenOffice.org/3.4.1$Win32 OpenOffice.org_project/341m1$Build-9593</meta:generator>
    <meta:document-statistic meta:table-count="0" meta:image-count="0" meta:object-count="0" meta:page-count="5" meta:paragraph-count="87" meta:word-count="2282" meta:character-count="14236"/>
  </office:meta>
</office:document-meta>
</file>